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89c765" draw:marker-start-width="0.252cm" draw:marker-end-width="0.252cm" draw:fill-color="#c2e0ae" draw:textarea-horizontal-align="justify" draw:textarea-vertical-align="bottom" draw:auto-grow-height="false" fo:min-height="2.75cm" fo:min-width="12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89c765" draw:marker-start-width="0.253cm" draw:marker-end-width="0.253cm" draw:fill-color="#c2e0ae" draw:textarea-horizontal-align="justify" draw:textarea-vertical-align="top" draw:auto-grow-height="false" fo:min-height="2.75cm" fo:min-width="12.5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0.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gr6" style:family="graphic" style:parent-style-name="Default_5f_1_5f_1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gr7" style:family="graphic" style:parent-style-name="Default_5f_1_5f_2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  <style:text-properties fo:color="#000000" fo:font-size="66pt" style:font-size-asian="66pt" style:font-size-complex="66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-color="#c2e0ae"/>
      <style:paragraph-properties fo:margin-top="0cm" fo:margin-bottom="0cm" fo:text-align="center"/>
      <style:text-properties fo:color="#000000" fo:font-size="66pt" style:font-size-asian="66pt" style:font-size-complex="66pt"/>
    </style:style>
    <style:style style:name="P5" style:family="paragraph">
      <loext:graphic-properties draw:fill-color="#adc5e7"/>
      <style:paragraph-properties fo:text-align="center"/>
      <style:text-properties fo:color="#000000" fo:font-size="16pt" style:font-size-asian="48pt" style:font-size-complex="48pt"/>
    </style:style>
    <style:style style:name="P6" style:family="paragraph">
      <loext:graphic-properties draw:fill-color="#adc5e7"/>
      <style:paragraph-properties fo:text-align="center"/>
      <style:text-properties fo:color="#000000"/>
    </style:style>
    <style:style style:name="P7" style:family="paragraph">
      <style:paragraph-properties fo:margin-top="0cm" fo:margin-bottom="0.1cm" fo:text-align="center"/>
    </style:style>
    <style:style style:name="P8" style:family="paragraph">
      <loext:graphic-properties draw:fill-color="#adc5e7"/>
      <style:paragraph-properties fo:margin-top="0cm" fo:margin-bottom="0.1cm" fo:text-align="center"/>
      <style:text-properties fo:color="#000000"/>
    </style:style>
    <style:style style:name="T1" style:family="text">
      <style:text-properties fo:color="#000000" fo:font-size="66pt" style:font-size-asian="66pt" style:font-size-complex="66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000000" fo:font-size="44pt" style:font-size-asian="48pt" style:font-size-complex="48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16.099cm" svg:height="4.292cm" svg:x="1cm" svg:y="12.27cm" svg:viewBox="0 0 16100 4293" draw:points="3837,1610 4615,1610 5366,1610 5368,1610 6118,1610 6896,1610 7405,1073 15027,1073 16100,1073 16100,4293 15027,4293 1073,4293 0,4293 0,0 1073,0 1073,1073 3328,1073">
          <text:p text:style-name="P1"><text:span text:style-name="T1">KONIEC</text:span></text:p>
        </draw:polygon>
        <draw:polygon draw:style-name="gr2" draw:text-style-name="P4" draw:layer="layout" svg:width="16.099cm" svg:height="4.292cm" svg:x="1cm" svg:y="1cm" svg:viewBox="0 0 16100 4293" draw:points="1073,3220 1073,4293 0,4293 0,0 1073,0 15027,0 16100,0 16100,3220 15027,3220 7406,3220 6896,3758 6118,3758 5368,3758 5366,3758 4615,3758 3837,3758 3327,3220">
          <text:p text:style-name="P3"><text:span text:style-name="T2"/></text:p>
          <text:p text:style-name="P3"><text:span text:style-name="T1">START</text:span></text:p>
        </draw:polygon>
        <draw:polygon draw:style-name="gr3" draw:text-style-name="P5" draw:layer="layout" svg:width="2.147cm" svg:height="2.146cm" svg:x="13.557cm" svg:y="4.327cm" svg:viewBox="0 0 2148 2147" draw:points="430,2147 430,1717 1,1288 0,1287 1,1287 1,860 0,860 1,859 430,429 430,0 1717,0 1718,0 2147,0 2147,428 2148,428 2147,429 1718,858 1718,1289 2147,1717 2148,1718 2147,1718 2147,2147 1718,2147 1717,2147">
          <text:p text:style-name="P1"><text:span text:style-name="T3">1</text:span></text:p>
        </draw:polygon>
        <draw:polygon draw:style-name="gr4" draw:text-style-name="P6" draw:layer="layout" svg:width="11.807cm" svg:height="2.683cm" svg:x="2.073cm" svg:y="4.327cm" svg:viewBox="0 0 11808 2684" draw:points="2764,537 3542,537 4292,537 4294,537 5045,537 5823,537 6332,0 11377,0 11807,0 11807,428 11808,428 11807,429 11377,859 11377,1288 11807,1717 11808,1718 11807,1718 11807,2147 11377,2147 6333,2147 5823,2684 5045,2684 4294,2684 4292,2684 3542,2684 2764,2684 2254,2147 0,2147 0,0 2255,0">
          <text:p text:style-name="P1"><text:span text:style-name="T4">Wykonaj tyle kroków w tył</text:span></text:p>
        </draw:polygon>
        <draw:polygon draw:style-name="gr5" draw:text-style-name="P8" draw:layer="layout" svg:width="11.806cm" svg:height="2.683cm" svg:x="2.073cm" svg:y="6.581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Zegnij prawą rękę w łokciu</text:span></text:p>
        </draw:polygon>
        <draw:polygon draw:style-name="gr6" draw:text-style-name="P8" draw:layer="layout" svg:width="11.806cm" svg:height="2.683cm" svg:x="2.073cm" svg:y="8.834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Spójrz w prawo</text:span></text:p>
        </draw:polygon>
        <draw:polygon draw:style-name="gr7" draw:text-style-name="P8" draw:layer="layout" svg:width="11.806cm" svg:height="2.683cm" svg:x="2.073cm" svg:y="11.089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Ukłoń się</text:span></text:p>
        </draw:polygon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5:26.655745923</meta:creation-date>
    <dc:date>2018-08-31T22:47:22.456214533</dc:date>
    <meta:editing-duration>PT2H4M6S</meta:editing-duration>
    <meta:editing-cycles>5</meta:editing-cycles>
    <meta:generator>LibreOffice/6.0.7.3$Linux_X86_64 LibreOffice_project/00m0$Build-3</meta:generator>
    <meta:document-statistic meta:object-count="7"/>
  </office:meta>
</office:document-meta>
</file>